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fo:font-weight="normal" style:font-style-asian="italic" style:font-weight-asian="normal" style:font-style-complex="italic" style:font-weight-complex="normal"/>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Standard">
      <style:text-properties fo:font-size="11pt" fo:font-style="italic" style:font-size-asian="11pt" style:font-style-asian="italic" style:font-size-complex="11pt" style:font-style-complex="italic"/>
    </style:style>
    <style:style style:name="P4" style:family="paragraph" style:parent-style-name="Standard">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 tanke är att slå ihop brädspelen "Cluedo" och "Alibi Saknas" och ta fram ett interaktivt spel för webben. </text:p>
      <text:p text:style-name="Standard"/>
      <text:p text:style-name="Standard"><text:span text:style-name="T1">Cluedo – Rules</text:span>:</text:p>
      <text:p text:style-name="P1">Krav:</text:p>
      <text:p text:style-name="P2">-3-6 Spelare</text:p>
      <text:p text:style-name="Standard"/>
      <text:p text:style-name="Standard"><text:span text:style-name="T2">Innehåll</text:span>:</text:p>
      <text:p text:style-name="Standard">-3 Typer av kort <text:tab/><text:span text:style-name="T1">= Spelkort</text:span><text:line-break/><text:tab/>-Vapen-Kort <text:tab/>= Ett kort för varje Vapen</text:p>
      <text:p text:style-name="Standard"><text:tab/>-Rum-Kort <text:tab/>= Ett kort för varje Rum</text:p>
      <text:p text:style-name="Standard"><text:tab/>-Spelar-Kort <text:tab/>= Ett kort för varje Spelare<text:tab/><text:tab/></text:p>
      <text:p text:style-name="Standard"/>
      <text:p text:style-name="Standard">-1 Kuvert <text:tab/><text:tab/>= Förvarar korten som man har när man vinner<text:line-break/><text:line-break/>-1 "Bevis Lista" <text:tab/>= 3 Listor för alla Vapen, Spelare, Rum<text:line-break/><text:tab/>- En "avbockningslista" som man använder för att fylla i alla "Bevis"(kort) man hittat/har.<text:line-break/><text:tab/><text:tab/>-Allt som man bockar i kan OMÖJLIGT vara Vapnet/Platsen/Spelaren<text:line-break/><text:tab/><text:tab/>^Detta är en <text:span text:style-name="T1">uteslutningslista</text:span>, <text:span text:style-name="T2">Om</text:span> du skulle ha ALLA kort på hand utom de korten <text:tab/><text:tab/>som ligger i kuvertet så skulle det innebära att du lätt kan gissa vilka kort som ligger <text:tab/><text:tab/>i kuvertet, aka mördaren + vapnet + plats. <text:line-break/><text:tab/><text:tab/>Då Du markerar av Korten du har på hand i din uteslutningslista!</text:p>
      <text:p text:style-name="Standard"><text:line-break/>-6 Olika Spelare (Alla har sin egen färg/"Identitet")</text:p>
      <text:p text:style-name="Standard"/>
      <text:p text:style-name="Standard">-X Olika Vapen</text:p>
      <text:p text:style-name="Standard"/>
      <text:p text:style-name="Standard">-10 Rum (på karta)<text:line-break/><text:line-break/><text:span text:style-name="T2">Hur ett spel går till</text:span><text:span text:style-name="T4">:</text:span></text:p>
      <text:p text:style-name="Standard"><text:span text:style-name="T4">1. Ta ett </text:span><text:span text:style-name="T3">Hemligt</text:span><text:span text:style-name="T4"> spelkort från varje kort-typ och lägg det i kuvertet.</text:span></text:p>
      <text:p text:style-name="Standard"><text:span text:style-name="T4"><text:tab/>- Detta Kuvert innehåller svaret angående VEM som är mördaren + vapnet + plats<text:line-break/></text:span></text:p>
      <text:p text:style-name="Standard"><text:span text:style-name="T4">2. Blanda resten av spelkorten och dela ut dem till spelarna.</text:span></text:p>
      <text:p text:style-name="Standard"><text:span text:style-name="T4"><text:tab/>-Om det bli över 1 eller 2 (eller mer) kort så visas dessa kort för spelarna<text:line-break/><text:tab/>-OBS: Alla spelare ska ha lika många kort.<text:line-break/><text:line-break/>3. Spelarna kollar på sina kort och bockar av korten de fått på sin "</text:span><text:span text:style-name="T5">BevisLista</text:span><text:span text:style-name="T4">"<text:line-break/><text:line-break/>4. Första spelaren börjar, Slår med tärningen och får fram antalet steg att röra sig. <text:line-break/><text:tab/>-Spelaren Rör sig mot valfritt rum som den inte har på sin </text:span><text:span text:style-name="T5">BevisLista</text:span><text:span text:style-name="T4">. (då det är bara där <text:tab/>mordet kan skett..)</text:span></text:p>
      <text:p text:style-name="Standard"><text:span text:style-name="T4"/></text:p>
      <text:p text:style-name="Standard"><text:span text:style-name="T4">4a. Om spelaren kommer till ett rum så får den "Suspecta" en annan spelare samt vilket vapen man tror att den spelaren utförde mordet med.<text:line-break/><text:tab/>-Man väljer Valfri spelare, <text:s/>(Som ej finns på</text:span><text:span text:style-name="T5"> BevisListan</text:span><text:span text:style-name="T4">) och "Frågar" om den är mördaren.<text:line-break/><text:tab/>-Den Valda spelaren måste nu visa ett av sina Spelkort som kan bevisa att den INTE är <text:tab/>mördaren, spelkortet visas bara för spelaren som"Suspectar". </text:span></text:p>
      <text:p text:style-name="Standard"><text:span text:style-name="T4"><text:tab/><text:tab/>-Om den Valda spelaren ej kan bevisa(visa kort) = Får hoppa över sin nästa tur.</text:span></text:p>
      <text:p text:style-name="Standard"><text:span text:style-name="T4"><text:tab/><text:tab/><text:tab/>-Nu Måste spelaren som kommer efter Visa ett bevis annars = nästas tur! Osv!</text:span></text:p>
      <text:p text:style-name="Standard"><text:span text:style-name="T4"><text:tab/>-Nu när spelaren sett det kortet så finns det ännu en sak som spelaren kan Bocka av från sin <text:tab/></text:span><text:span text:style-name="T5">BevisLista</text:span><text:span text:style-name="T4">.<text:line-break/></text:span><text:soft-page-break/><text:span text:style-name="T4"><text:tab/>-Under denna fas flyttas den "Suspectade" spelaren + mordvapnet till rummet.<text:line-break/><text:tab/>-Efter Allt överstående har utförts så flyttas den "Suspectade" karaktären till sin föregående <text:tab/>plats, samt dig till din startposition!<text:line-break/></text:span></text:p>
      <text:p text:style-name="Standard"><text:span text:style-name="T4">5. Nästa spelares tur! (börja om på steg 4)</text:span></text:p>
      <text:p text:style-name="Standard"><text:span text:style-name="T4"/></text:p>
      <text:p text:style-name="P3"><text:span text:style-name="T6">(Obs, steg 6 kan ske närsom, men smartast är att göra det när man ej har så mkt kvar på bevislistan)</text:span></text:p>
      <text:p text:style-name="Standard"><text:span text:style-name="T4">6. Spelaren som vinner är den spelaren som gissar rätt på : Mordplats, Mordvapen, Mördare.</text:span></text:p>
      <text:p text:style-name="Standard"><text:span text:style-name="T4"><text:line-break/></text:span><text:span text:style-name="T3">Extra regler</text:span><text:span text:style-name="T4">:<text:line-break/>-Om du får ett "?"-tecken på tärningen = Ta upp ett </text:span><text:span text:style-name="T5">Spelkort</text:span><text:span text:style-name="T4">.</text:span></text:p>
      <text:p text:style-name="Standard"><text:span text:style-name="T4">-Om du hamnar på en "?"-Ruta <text:s/><text:tab/>= Ta upp ett </text:span><text:span text:style-name="T5">Spelkort</text:span><text:span text:style-name="T4">.<text:line-break/>-Spelaren kan gå åt sidan upprepade gånger hur många gånger dem vill(Sida till sida till sida osv), men ej Diagonalt eller framochtillbaka (fram till bak till fram till bak osv..).<text:line-break/><text:line-break/></text:span><text:span text:style-name="T3">Vad spelet går ut på</text:span><text:span text:style-name="T4">:<text:line-break/>Att bli först med att bocka av alla bevis på sin Bevislista så detbara finns 1 bevis kvar på varje korttyp, de 3 återstående på BevisListan är alltså Mördaren, Platsen och mordvapnet. När man kommit fram till detta så Vinner man! Gissar man fel så förlorar man.</text:span></text:p>
      <text:p text:style-name="Standard"><text:span text:style-name="T4"/></text:p>
      <text:p text:style-name="Standard"><text:span text:style-name="T4"><text:line-break/></text:span></text:p>
      <text:p text:style-name="Standard"><text:span text:style-name="T5"/></text:p>
      <text:p text:style-name="P4"><text:span text:style-name="T5">Alibi Saknas – Rules</text:span><text:span text:style-name="T4">:</text:span></text:p>
      <text:p text:style-name="Standard"><text:span text:style-name="T3">Krav:</text:span></text:p>
      <text:p text:style-name="Standard"><text:span text:style-name="T4"/></text:p>
      <text:p text:style-name="Standard"><text:span text:style-name="T3">Innehåll</text:span><text:span text:style-name="T4">:</text:span></text:p>
      <text:p text:style-name="Standard"><text:span text:style-name="T4">-6 Personkort = varje kort visar bild + namn på personerna i spelet<text:line-break/></text:span></text:p>
      <text:p text:style-name="Standard"><text:span text:style-name="T4">-8 Intressekort = Visar ett intresse för en Person</text:span></text:p>
      <text:p text:style-name="Standard"><text:span text:style-name="T4"/></text:p>
      <text:p text:style-name="Standard"><text:span text:style-name="T4">-8 Relationskort = Visar en relation för en person (tex A kär i B (eller A kär i Den över))</text:span></text:p>
      <text:p text:style-name="Standard"><text:span text:style-name="T4"/></text:p>
      <text:p text:style-name="Standard"><text:span text:style-name="T4">-11 Hemlighetskort = Visar en hemlighet en person har</text:span></text:p>
      <text:p text:style-name="Standard"><text:span text:style-name="T4"/></text:p>
      <text:p text:style-name="Standard"><text:span text:style-name="T4">-11 Övrigtkort = Visar blandad information om en person</text:span></text:p>
      <text:p text:style-name="Standard"><text:span text:style-name="T4"/></text:p>
      <text:p text:style-name="Standard"><text:span text:style-name="T4">-36 Aktivitetskort = Visar vilken aktivitet en person hade en timme</text:span></text:p>
      <text:p text:style-name="Standard"><text:span text:style-name="T4"/></text:p>
      <text:p text:style-name="Standard"><text:span text:style-name="T4">-12 händelsekort = visar en kortvarig händelse som utspelade sig under en aktivitet</text:span></text:p>
      <text:p text:style-name="Standard"><text:span text:style-name="T4"/></text:p>
      <text:p text:style-name="Standard"><text:span text:style-name="T4">-17 ledtrådskort = Det finns 4 olika sorters ledtrådar: <text:line-break/><text:tab/><text:tab/>-Liket hittades</text:span></text:p>
      <text:p text:style-name="Standard"><text:span text:style-name="T4"><text:tab/><text:tab/>-Varit död i X timmar</text:span></text:p>
      <text:p text:style-name="Standard"><text:span text:style-name="T4"><text:tab/><text:tab/>-Mordplats</text:span></text:p>
      <text:p text:style-name="Standard"><text:span text:style-name="T4"><text:tab/><text:tab/>-Mordvapen/Mordmetod <text:s text:c="2"/>(mordmetod kan vara tex Dränka..)<text:tab/></text:span></text:p>
      <text:p text:style-name="Standard"><text:span text:style-name="T3"/></text:p>
      <text:p text:style-name="Standard"><text:span text:style-name="T3">Hur ett spel går till</text:span><text:span text:style-name="T4">:<text:line-break/><text:line-break/>0. Spelarna får sina karaktärer:<text:line-break/><text:tab/>-Blanda Personkorten, dela ut dem (Hemligt) till spelarna. Spelarna skriver upp vilken <text:tab/>"roll" de får men berättar ej för någon. Korten ges tillbaka och blandas igen och läggs ut på <text:tab/>spelplanen. <text:line-break/><text:tab/>-Övriga spelplanen görs iordning (lägger ut tidsaxeln)<text:line-break/></text:span></text:p>
      <text:p text:style-name="Standard"><text:span text:style-name="T4">1. Spelare 1 utses och börjar:<text:line-break/><text:tab/>-Drar ett kort från korthögen, Lägger kortet på valfritt ställe på spelplanen.<text:line-break/><text:tab/><text:tab/>-Man kan bara lägga 1 kort på en ruta, </text:span><text:span text:style-name="T5">dock</text:span><text:span text:style-name="T4"> kan du lägga ett händelsekort på ett <text:tab/><text:tab/><text:tab/>aktivitetskort. (obs händelsekort måste inte ha ett aktivitetskort för att kunna läggas..)<text:line-break/><text:tab/><text:tab/>-</text:span><text:span text:style-name="T5">Om det inte går att lägga det nyss plockade kortet</text:span><text:span text:style-name="T4"> = dra ett nytt.</text:span></text:p>
      <text:p text:style-name="Standard"><text:span text:style-name="T4"><text:tab/>-Spelaren som lade kortet beskriver nu varför den lade kortet där, "hur den märkte att detta <text:tab/>hände" &lt;-- lite rollspel som spelaren får utföra alltså!</text:span></text:p>
      <text:p text:style-name="Standard"><text:span text:style-name="T4"><text:tab/>- Du kan lägga kort på en död Karaktär, så länge korten inte läggs efter den tid karaktären <text:tab/>dog.. (Kort som har lagts på eller <text:s/>kort som relaterar till karaktären tas bort om dessa kort <text:tab/>ligger EFTER Tiden karaktären död bekräftats. Ett kort som ligger under den döde karaktären och hänvisar till karaktären över hänvisar istället till karaktären över den döde.)<text:line-break/></text:span></text:p>
      <text:p text:style-name="Standard"><text:span text:style-name="T4">1b. Om kortet som dras upp är ett </text:span><text:span text:style-name="T5">Ledtrådskort</text:span><text:span text:style-name="T4"> (och detta är första ledtrådskortet som dras upp)så påbörjas en röstning, nu får alla chansen att rösta fram VEM den VILL ska vara mördare. Den Karaktär som får mest röster blir mördare. (man röstar fram vilken karaktär som är mördare, inte spelare..). </text:span><text:span text:style-name="T5">OBS Detta är dold röstning</text:span><text:span text:style-name="T4">, ingen vet vad de andra röstar på..<text:line-break/><text:tab/>-Nu när den döde personen är vald, markera den som död med </text:span><text:span text:style-name="T5">Dödsbrickan</text:span><text:span text:style-name="T4">.</text:span></text:p>
      <text:p text:style-name="Standard"><text:span text:style-name="T4"/></text:p>
      <text:p text:style-name="Standard"><text:span text:style-name="T4"><text:line-break/>2. Nästa spelares tur att lägga kort. (Börja om steg 1)<text:line-break/></text:span><text:soft-page-break/><text:span text:style-name="T4"><text:line-break/>3. När alla kort är utlagda så är spelet "Slut". Nu ska vi "Klura" fram vem Mördaren är! (se steg 4)<text:line-break/><text:line-break/>4. En dold röstning angående vem som är mördaren sker:<text:line-break/><text:tab/>-Man kan rösta på den som dog, detta innebär att man tror att personen gjorde självmord.<text:line-break/><text:tab/>-Vid lika resultat så är alla (de 2 eller fler som fick lika många röster) mördaren.<text:line-break/><text:tab/>-Poäng:<text:line-break/><text:tab/><text:tab/>-1 poäng om du är mördad<text:line-break/><text:tab/><text:tab/>-1 poäng för varje röst du får på dig som mördare<text:line-break/><text:tab/><text:tab/></text:span></text:p>
      <text:p text:style-name="Standard"><text:span text:style-name="T4"><text:tab/><text:tab/>VINNER = gör den som har MINST poäng.. (eller haft mest kul)</text:span></text:p>
      <text:p text:style-name="Standard"><text:span text:style-name="T4"/></text:p>
      <text:p text:style-name="Standard"><text:span text:style-name="T3">Extra regler</text:span><text:span text:style-name="T4">:<text:line-break/>- Personen längst ner på planen räknas som personen ovan för personen som är högst upp på planen.</text:span></text:p>
      <text:p text:style-name="Standard"><text:span text:style-name="T4">- Personen högst upp på planen räknas som personen under personen som är längst ner på planen.</text:span></text:p>
      <text:p text:style-name="Standard"><text:span text:style-name="T4">- Händelsekort fyller ej en plats = Spelet är ej slut om så mycket som 1 ruta har ett ensamt händelsekort på sig. Alltså ett händelsekort måste ha ett Aktivitetskort för att "fylla en plats".</text:span></text:p>
      <text:p text:style-name="Standard"><text:span text:style-name="T4">- Avslöja ALDRIG vem din karaktär är, även om den dör.<text:line-break/>-Ett kort som ligger under den döde karaktären och hänvisar till karaktären över hänvisar istället till karaktären över den döde.<text:line-break/><text:line-break/></text:span><text:span text:style-name="T3">Spelplan</text:span><text:span text:style-name="T4">:</text:span></text:p>
      <text:p text:style-name="Standard"><text:span text:style-name="T4">Spelplanen består av X antal radär, där X är antal spelare.<text:line-break/>Varje Rad innehåller:<text:line-break/><text:tab/>- 1 av Övrigt/Hemligheter/Intressen/Relationer-korten<text:line-break/><text:tab/>- 1 Personkort som symboliserar vem raden tillhör<text:line-break/><text:tab/>- 5 Aktivitetskort (+ 5 valfria Händelsekort, alltså dessa måste ej läggas ut men kan läggas <text:tab/>ut. Både på platshållare till aktivitetskorten eller direkt på ett aktivitetsk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5M34S</meta:editing-duration>
    <meta:editing-cycles>171</meta:editing-cycles>
    <meta:generator>OpenOffice.org/3.4.1$Win32 OpenOffice.org_project/341m1$Build-9593</meta:generator>
    <dc:date>2014-04-06T21:47:16.71</dc:date>
    <meta:document-statistic meta:table-count="0" meta:image-count="0" meta:object-count="0" meta:page-count="4" meta:paragraph-count="52" meta:word-count="1224" meta:character-count="7070"/>
    <meta:user-defined meta:name="Info 1"/>
    <meta:user-defined meta:name="Info 2"/>
    <meta:user-defined meta:name="Info 3"/>
    <meta:user-defined meta:name="Info 4"/>
  </office:meta>
</office:document-meta>
</file>